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sk" fo:country="SK" style:language-asian="zxx" style:country-asian="none" style:language-complex="zxx" style:country-complex="none"/>
    </style:style>
    <style:style style:name="P2" style:family="paragraph" style:parent-style-name="Text_20_body">
      <style:text-properties fo:language="sk" fo:country="SK" officeooo:rsid="0007bf9b" officeooo:paragraph-rsid="0007bf9b" style:language-asian="zxx" style:country-asian="none" style:language-complex="zxx" style:country-complex="none"/>
    </style:style>
    <style:style style:name="P3" style:family="paragraph" style:parent-style-name="Text_20_body">
      <style:text-properties fo:language="sk" fo:country="SK" officeooo:rsid="0008a461" officeooo:paragraph-rsid="0008a461" style:language-asian="zxx" style:country-asian="none" style:language-complex="zxx" style:country-complex="none"/>
    </style:style>
    <style:style style:name="P4" style:family="paragraph" style:parent-style-name="Text_20_body">
      <style:text-properties fo:language="sk" fo:country="SK" officeooo:rsid="0009ef31" officeooo:paragraph-rsid="0009ef31" style:language-asian="zxx" style:country-asian="none" style:language-complex="zxx" style:country-complex="none"/>
    </style:style>
    <style:style style:name="P5" style:family="paragraph" style:parent-style-name="Heading_20_1">
      <style:text-properties fo:language="sk" fo:country="SK" officeooo:rsid="0007bf9b" officeooo:paragraph-rsid="0007bf9b" style:language-asian="zxx" style:country-asian="none" style:language-complex="zxx" style:country-complex="none"/>
    </style:style>
    <style:style style:name="T1" style:family="text">
      <style:text-properties officeooo:rsid="0008a461"/>
    </style:style>
    <style:style style:name="T2" style:family="text">
      <style:text-properties officeooo:rsid="0009e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2. Oštara s huncútmi malými</text:h>
      <text:p text:style-name="P1">Bruno Petrus – Gymnázium Bajkalská</text:p>
      <text:p text:style-name="P1"/>
      <text:p text:style-name="P2">Pozície jednotlivých čokolád si môžeme zapamätať v poli. Vieme, že vždy budú na vstupe v vzostupnom poradí <text:span text:style-name="T1">dní</text:span>. Teda máme utriedené pole pozícii jednotlivých čokolád. Tak isto môžeme brať aj koniec za pozíciu s čokoládou. Stačí postupne iterovať cez toto pole a s každým novým dňom hľadať, či sa mravce nemôžu rozšíriť. Rozšíriť sa môžu ak ich momentálna hranica + expanzívnosť je väčšie alebo rovné nejakej čokoláde za hranicami.</text:p>
      <text:p text:style-name="P3">Ako pole sme použili std::set. Výhodou nad použitím pola alebo std::vector je, že prvky sú vždy utriedené. Poskytuje aj konštantný access a iterovanie.</text:p>
      <text:p text:style-name="P3"><text:span text:style-name="T2">Program sa pozrie na vstup a rozhodne či musí pokročiť o deň alebo nie.</text:span> <text:span text:style-name="T2">Následne sa pozrieme na všetky čokolády za hranicami a rozšírime hranica dokiaľ je to možné.</text:span></text:p>
      <text:p text:style-name="P4">Musíme si pamätať všetky čokolády a teda pamäťová zložitosť je O(n). V najhoršom prípade musíme prejsť všetky čokolády a v každom prípade pozrieť všetky čokolády za hranica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loext:contextual-spacing="false"/>
      <style:text-properties style:font-name="Arial" fo:font-family="Arial" style:font-family-generic="swiss" style:font-pitch="variable" officeooo:rsid="0007bf9b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1S</meta:editing-duration>
    <meta:editing-cycles>4</meta:editing-cycles>
    <meta:generator>LibreOffice/4.4.0.3$Windows_x86 LibreOffice_project/de093506bcdc5fafd9023ee680b8c60e3e0645d7</meta:generator>
    <dc:date>2017-12-18T18:02:21.090000000</dc:date>
    <meta:document-statistic meta:table-count="0" meta:image-count="0" meta:object-count="0" meta:page-count="1" meta:paragraph-count="6" meta:word-count="157" meta:character-count="981" meta:non-whitespace-character-count="829"/>
    <meta:user-defined meta:name="Info 1"/>
    <meta:user-defined meta:name="Info 2"/>
    <meta:user-defined meta:name="Info 3"/>
    <meta:user-defined meta:name="Info 4"/>
  </office:meta>
</office:document-meta>
</file>